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Resolver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Resolver.createWSAEPR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RIResolver.split3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RIResolver.resolveAvailableEndpoints( ComponentContext context , MessageExchange exchan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URIResolver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Resolver.split2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IResolver.URIResolver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Resolver.URI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RIResolver.createServiceUnavail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Resolver.configureExchange( MessageExchange exchange , ComponentContext context , String ur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